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119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ammdaten" table:style-name="ta1">
        <table:table-column table:style-name="co1" table:default-cell-style-name="ce2"/>
        <table:table-column table:style-name="co2" table:default-cell-style-name="ce5"/>
        <table:table-row table:style-name="ro1">
          <table:table-cell table:style-name="Default" office:value-type="string" calcext:value-type="string">
            <text:p>Jahr:</text:p>
          </table:table-cell>
          <table:table-cell table:style-name="ce4"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ErsterMonat: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Beitragssätze</text:p>
          </table:table-cell>
          <table:table-cell table:style-name="ce1"/>
        </table:table-row>
        <table:table-row table:style-name="ro2">
          <table:table-cell/>
          <table:table-cell table:style-name="ce2"/>
        </table:table-row>
        <table:table-row table:style-name="ro2">
          <table:table-cell table:style-name="ce3" office:value-type="string" calcext:value-type="string">
            <text:p>Für Minijobs</text:p>
          </table:table-cell>
          <table:table-cell table:style-name="ce2"/>
        </table:table-row>
        <table:table-row table:style-name="ro2">
          <table:table-cell office:value-type="string" calcext:value-type="string">
            <text:p>Krankenversichrung</text:p>
          </table:table-cell>
          <table:table-cell office:value-type="float" office:value="13" calcext:value-type="float">
            <text:p>13,00%</text:p>
          </table:table-cell>
        </table:table-row>
        <table:table-row table:style-name="ro2">
          <table:table-cell office:value-type="string" calcext:value-type="string">
            <text:p>Rentenversicherung</text:p>
          </table:table-cell>
          <table:table-cell office:value-type="float" office:value="15" calcext:value-type="float">
            <text:p>15,00%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0.9" calcext:value-type="float">
            <text:p>0,90%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0.24" calcext:value-type="float">
            <text:p>0,24%</text:p>
          </table:table-cell>
        </table:table-row>
        <table:table-row table:style-name="ro2">
          <table:table-cell office:value-type="string" calcext:value-type="string">
            <text:p>Insolvenzgeld</text:p>
          </table:table-cell>
          <table:table-cell office:value-type="float" office:value="0.06" calcext:value-type="float">
            <text:p>0,06%</text:p>
          </table:table-cell>
        </table:table-row>
        <table:table-row table:style-name="ro2">
          <table:table-cell office:value-type="string" calcext:value-type="string">
            <text:p>Lohnsteuer</text:p>
          </table:table-cell>
          <table:table-cell office:value-type="float" office:value="2" calcext:value-type="float">
            <text:p>2,00%</text:p>
          </table:table-cell>
        </table:table-row>
        <table:table-row table:style-name="ro2">
          <table:table-cell/>
          <table:table-cell table:style-name="ce2"/>
        </table:table-row>
        <table:table-row table:style-name="ro2">
          <table:table-cell office:value-type="string" calcext:value-type="string">
            <text:p>Rentenversicherung</text:p>
          </table:table-cell>
          <table:table-cell office:value-type="float" office:value="18.6" calcext:value-type="float">
            <text:p>18,60%</text:p>
          </table:table-cell>
        </table:table-row>
        <table:table-row table:style-name="ro2">
          <table:table-cell office:value-type="string" calcext:value-type="string">
            <text:p>Krankenversichrung</text:p>
          </table:table-cell>
          <table:table-cell office:value-type="float" office:value="14.6" calcext:value-type="float">
            <text:p>14,60%</text:p>
          </table:table-cell>
        </table:table-row>
        <table:table-row table:style-name="ro2">
          <table:table-cell office:value-type="string" calcext:value-type="string">
            <text:p>durchschn. Zusatzbeitrag</text:p>
          </table:table-cell>
          <table:table-cell office:value-type="float" office:value="0.95" calcext:value-type="float">
            <text:p>0,95%</text:p>
          </table:table-cell>
        </table:table-row>
        <table:table-row table:style-name="ro2">
          <table:table-cell office:value-type="string" calcext:value-type="string">
            <text:p>Plegeversicherung</text:p>
          </table:table-cell>
          <table:table-cell office:value-type="float" office:value="3.05" calcext:value-type="float">
            <text:p>3,05%</text:p>
          </table:table-cell>
        </table:table-row>
        <table:table-row table:style-name="ro2">
          <table:table-cell office:value-type="string" calcext:value-type="string">
            <text:p>Malus PV</text:p>
          </table:table-cell>
          <table:table-cell office:value-type="float" office:value="0.25" calcext:value-type="float">
            <text:p>0,25%</text:p>
          </table:table-cell>
        </table:table-row>
        <table:table-row table:style-name="ro2">
          <table:table-cell office:value-type="string" calcext:value-type="string">
            <text:p>Arbeitslosenversicherung</text:p>
          </table:table-cell>
          <table:table-cell office:value-type="float" office:value="2.5" calcext:value-type="float">
            <text:p>2,50%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Lohnsteuer Löhne</text:p>
          </table:table-cell>
          <table:table-cell office:value-type="float" office:value="13.5" calcext:value-type="float">
            <text:p>13,50%</text:p>
          </table:table-cell>
        </table:table-row>
        <table:table-row table:style-name="ro2">
          <table:table-cell office:value-type="string" calcext:value-type="string">
            <text:p>Lohnsteuer Gehälter</text:p>
          </table:table-cell>
          <table:table-cell office:value-type="float" office:value="17" calcext:value-type="float">
            <text:p>17,00%</text:p>
          </table:table-cell>
        </table:table-row>
        <table:table-row table:style-name="ro2">
          <table:table-cell office:value-type="string" calcext:value-type="string">
            <text:p>Kirchensteuer</text:p>
          </table:table-cell>
          <table:table-cell office:value-type="float" office:value="9" calcext:value-type="float">
            <text:p>9,00%</text:p>
          </table:table-cell>
        </table:table-row>
        <table:table-row table:style-name="ro2">
          <table:table-cell office:value-type="string" calcext:value-type="string">
            <text:p>SolZ</text:p>
          </table:table-cell>
          <table:table-cell office:value-type="float" office:value="5.5" calcext:value-type="float">
            <text:p>5,50%</text:p>
          </table:table-cell>
        </table:table-row>
        <table:table-row table:style-name="ro2">
          <table:table-cell office:value-type="string" calcext:value-type="string">
            <text:p>Mitarbeiter in Kirche</text:p>
          </table:table-cell>
          <table:table-cell office:value-type="float" office:value="85" calcext:value-type="float">
            <text:p>85,00%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Umlagen</text:p>
          </table:table-cell>
          <table:table-cell table:style-name="Default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.9" calcext:value-type="float">
            <text:p>1,90%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0.25" calcext:value-type="float">
            <text:p>0,25%</text:p>
          </table:table-cell>
        </table:table-row>
        <table:table-row table:style-name="ro2">
          <table:table-cell office:value-type="string" calcext:value-type="string">
            <text:p>Insolvenzgeld</text:p>
          </table:table-cell>
          <table:table-cell office:value-type="float" office:value="0.06" calcext:value-type="float">
            <text:p>0,06%</text:p>
          </table:table-cell>
        </table:table-row>
      </table:table>
      <table:named-expressions>
        <table:named-range table:name="ALV" table:base-cell-address="$Stammdaten.$B$19" table:cell-range-address="$Stammdaten.$B$19"/>
        <table:named-range table:name="ErsterMonat" table:base-cell-address="$Stammdaten.$B$2" table:cell-range-address="$Stammdaten.$B$2"/>
        <table:named-range table:name="Jahr" table:base-cell-address="$Stammdaten.$B$1" table:cell-range-address="$Stammdaten.$B$1"/>
        <table:named-range table:name="KiSt" table:base-cell-address="$Stammdaten.$B$23" table:cell-range-address="$Stammdaten.$B$23"/>
        <table:named-range table:name="KV" table:base-cell-address="$Stammdaten.$B$15" table:cell-range-address="$Stammdaten.$B$15"/>
        <table:named-range table:name="LSt_Gehalt" table:base-cell-address="$Stammdaten.$B$22" table:cell-range-address="$Stammdaten.$B$22"/>
        <table:named-range table:name="LSt_Lohn" table:base-cell-address="$Stammdaten.$B$21" table:cell-range-address="$Stammdaten.$B$21"/>
        <table:named-range table:name="MitarbeiterKirche" table:base-cell-address="$Stammdaten.$B$25" table:cell-range-address="$Stammdaten.$B$25"/>
        <table:named-range table:name="M_PV" table:base-cell-address="$Stammdaten.$B$18" table:cell-range-address="$Stammdaten.$B$18"/>
        <table:named-range table:name="pauschaleKV" table:base-cell-address="$Stammdaten.$P$4" table:cell-range-address="$Stammdaten.$B$7"/>
        <table:named-range table:name="pauschaleLSt" table:base-cell-address="$Stammdaten.$P$5" table:cell-range-address="$Stammdaten.$B$12"/>
        <table:named-range table:name="pauschaleRV" table:base-cell-address="$Stammdaten.$P$5" table:cell-range-address="$Stammdaten.$B$8"/>
        <table:named-range table:name="pauschaleU1" table:base-cell-address="$Stammdaten.$B$9" table:cell-range-address="$Stammdaten.$B$9"/>
        <table:named-range table:name="pauschaleU2" table:base-cell-address="$Stammdaten.$B$9" table:cell-range-address="$Stammdaten.$B$10"/>
        <table:named-range table:name="pauschaleU3" table:base-cell-address="$Stammdaten.$B$9" table:cell-range-address="$Stammdaten.$B$11"/>
        <table:named-range table:name="PV" table:base-cell-address="$Stammdaten.$B$17" table:cell-range-address="$Stammdaten.$B$17"/>
        <table:named-range table:name="RV" table:base-cell-address="$Stammdaten.$P$11" table:cell-range-address="$Stammdaten.$B$14"/>
        <table:named-range table:name="SolZ" table:base-cell-address="$Stammdaten.$B$24" table:cell-range-address="$Stammdaten.$B$24"/>
        <table:named-range table:name="U_1" table:base-cell-address="$Stammdaten.$B$28" table:cell-range-address="$Stammdaten.$B$28"/>
        <table:named-range table:name="U_2" table:base-cell-address="$Stammdaten.$B$29" table:cell-range-address="$Stammdaten.$B$29"/>
        <table:named-range table:name="U_3" table:base-cell-address="$Stammdaten.$B$30" table:cell-range-address="$Stammdaten.$B$30"/>
        <table:named-range table:name="wj" table:base-cell-address="$Stammdaten.$B$1" table:cell-range-address="$Stammdaten.$B$1"/>
        <table:named-range table:name="zKV" table:base-cell-address="$Stammdaten.$B$16" table:cell-range-address="$Stammdaten.$B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 number:title="Benutzerdefiniert">
      <number:number number:decimal-places="2" number:min-decimal-places="2" number:min-integer-digits="1" number:grouping="true"/>
      <number:text> H</number:text>
    </number:number-style>
    <number:number-style style:name="N116">
      <number:number number:decimal-places="2" number:min-decimal-places="2" number:min-integer-digits="1" number:grouping="true"/>
      <number:text> S</number:text>
    </number:number-style>
    <number:number-style style:name="N117">
      <number:number number:decimal-places="0" number:min-decimal-places="0" number:min-integer-digits="4"/>
    </number:number-style>
    <number:number-style style:name="N118">
      <number:number number:decimal-places="1" number:min-decimal-places="1" number:min-integer-digits="1"/>
      <number:text>%</number:text>
    </number:number-style>
    <number:number-style style:name="N119">
      <number:number number:decimal-places="2" number:min-decimal-places="2" number:min-integer-digits="1"/>
      <number:text>%</number:text>
    </number:number-style>
    <number:number-style style:name="N120">
      <number:number number:decimal-places="0" number:min-decimal-places="0" number:min-integer-digits="2"/>
      <number:text>.</number:text>
    </number:number-style>
    <number:number-style style:name="N121">
      <number:text>Monat: </number:text>
      <number:number number:decimal-places="0" number:min-decimal-places="0" number:min-integer-digits="1"/>
    </number:number-style>
    <number:date-style style:name="N122">
      <number:day number:style="long"/>
      <number:text>.</number:text>
      <number:month number:style="long"/>
      <number:text>.</number:text>
    </number:date-style>
    <number:date-style style:name="N123">
      <number:month number:style="long" number:textual="true"/>
      <number:text> </number:text>
      <number:year number:style="long"/>
    </number:date-style>
    <number:number-style style:name="N124">
      <number:number number:decimal-places="0" number:min-decimal-places="0" number:min-integer-digits="3"/>
    </number:number-style>
    <number:number-style style:name="N125P0" style:volatile="true">
      <number:number number:decimal-places="2" number:min-decimal-places="2" number:min-integer-digits="1" number:grouping="true"/>
      <number:text> H</number:text>
    </number:number-style>
    <number:number-style style:name="N125P1" style:volatile="true">
      <number:text/>
    </number:number-style>
    <number:number-style style:name="N125" number:title="Benutzerdefiniert">
      <number:number number:decimal-places="2" number:min-decimal-places="2" number:min-integer-digits="1" number:grouping="true"/>
      <number:text> S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2" number:min-decimal-places="2" number:min-integer-digits="1" number:grouping="true"/>
      <number:text> H</number:text>
    </number:number-style>
    <number:number-style style:name="N126" number:title="Benutzerdefiniert">
      <number:number number:decimal-places="2" number:min-decimal-places="2" number:min-integer-digits="1" number:grouping="true"/>
      <number:text> S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H</number:text>
    </number:number-style>
    <number:number-style style:name="N127P1" style:volatile="true">
      <number:number number:decimal-places="2" number:min-decimal-places="2" number:min-integer-digits="1" number:grouping="true"/>
      <number:text> S</number:text>
    </number:number-style>
    <number:number-style style:name="N127" number:title="Benutzerdefiniert">
      <number:text>-,--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number number:decimal-places="2" number:min-decimal-places="2" number:min-integer-digits="1" number:grouping="true"/>
      <number:text> H</number:text>
    </number:number-style>
    <number:number-style style:name="N128P1" style:volatile="true">
      <number:number number:decimal-places="2" number:min-decimal-places="2" number:min-integer-digits="1" number:grouping="true"/>
      <number:text> S</number:text>
    </number:number-style>
    <number:number-style style:name="N128" number:title="Benutzerdefiniert">
      <number:text>----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number number:decimal-places="2" number:min-decimal-places="2" number:min-integer-digits="1" number:grouping="true"/>
    </number:number-style>
    <number:number-style style:name="N129" number:title="Benutzerdefiniert">
      <number:text/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/>
    </number:number-style>
    <number:number-style style:name="N130" number:title="Benutzerdefiniert">
      <style:text-properties fo:color="#ffffff"/>
      <number:number number:decimal-places="0" number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number number:decimal-places="2" number:min-decimal-places="2" number:min-integer-digits="1" number:grouping="true"/>
    </number:number-style>
    <number:number-style style:name="N131" number:title="Benutzerdefiniert">
      <style:text-properties fo:color="#ffffff"/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7:10:58.422868242</meta:creation-date>
    <meta:generator>LibreOffice/24.8.4.2$Linux_X86_64 LibreOffice_project/bb3cfa12c7b1bf994ecc5649a80400d06cd71002</meta:generator>
    <dc:date>2025-03-02T17:19:31.808560039</dc:date>
    <meta:editing-duration>PT8M34S</meta:editing-duration>
    <meta:editing-cycles>1</meta:editing-cycles>
    <meta:document-statistic meta:table-count="1" meta:cell-count="47" meta:object-count="0"/>
  </office:meta>
</office:document-meta>
</file>